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23cm"/>
    </style:style>
    <style:style style:name="gr11" style:family="graphic" style:parent-style-name="standard">
      <style:graphic-properties svg:stroke-color="#800000" draw:textarea-horizontal-align="center" draw:textarea-vertical-align="middle"/>
    </style:style>
    <style:style style:name="gr12" style:family="graphic" style:parent-style-name="objectwithoutfill">
      <style:graphic-properties svg:stroke-color="#800000" draw:fill="none" draw:textarea-horizontal-align="center" draw:textarea-vertical-align="middle"/>
    </style:style>
    <style:style style:name="gr13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8.78cm" svg:x2="17.51cm" svg:y2="18.78cm">
          <text:p/>
        </draw:line>
        <draw:line draw:style-name="gr1" draw:text-style-name="P1" draw:layer="layout" svg:x1="4.175cm" svg:y1="11.16cm" svg:x2="17.51cm" svg:y2="11.16cm">
          <text:p/>
        </draw:line>
        <draw:line draw:style-name="gr2" draw:text-style-name="P1" draw:layer="layout" svg:x1="17.51cm" svg:y1="18.78cm" svg:x2="17.51cm" svg:y2="6.715cm">
          <text:p/>
        </draw:line>
        <draw:line draw:style-name="gr3" draw:text-style-name="P1" draw:layer="layout" svg:x1="4.175cm" svg:y1="8.62cm" svg:x2="4.175cm" svg:y2="18.78cm">
          <text:p/>
        </draw:line>
        <draw:line draw:style-name="gr3" draw:text-style-name="P1" draw:layer="layout" svg:x1="6.08cm" svg:y1="11.16cm" svg:x2="6.08cm" svg:y2="18.78cm">
          <text:p/>
        </draw:line>
        <draw:line draw:style-name="gr3" draw:text-style-name="P1" draw:layer="layout" svg:x1="7.985cm" svg:y1="8.62cm" svg:x2="7.985cm" svg:y2="18.78cm">
          <text:p/>
        </draw:line>
        <draw:line draw:style-name="gr3" draw:text-style-name="P1" draw:layer="layout" svg:x1="11.795cm" svg:y1="8.62cm" svg:x2="11.795cm" svg:y2="18.78cm">
          <text:p/>
        </draw:line>
        <draw:line draw:style-name="gr3" draw:text-style-name="P2" draw:layer="layout" svg:x1="9.89cm" svg:y1="11.16cm" svg:x2="9.89cm" svg:y2="18.78cm">
          <text:p/>
        </draw:line>
        <draw:line draw:style-name="gr3" draw:text-style-name="P1" draw:layer="layout" svg:x1="15.605cm" svg:y1="8.62cm" svg:x2="15.605cm" svg:y2="18.78cm">
          <text:p/>
        </draw:line>
        <draw:line draw:style-name="gr3" draw:text-style-name="P1" draw:layer="layout" svg:x1="13.7cm" svg:y1="11.16cm" svg:x2="13.7cm" svg:y2="18.78cm">
          <text:p/>
        </draw:line>
        <draw:line draw:style-name="gr2" draw:text-style-name="P1" draw:layer="layout" svg:x1="10.525cm" svg:y1="2.27cm" svg:x2="4.175cm" svg:y2="8.62cm">
          <text:p/>
        </draw:line>
        <draw:line draw:style-name="gr2" draw:text-style-name="P1" draw:layer="layout" svg:x1="13.065cm" svg:y1="2.27cm" svg:x2="17.51cm" svg:y2="6.715cm">
          <text:p/>
        </draw:line>
        <draw:frame draw:style-name="gr4" draw:layer="layout" svg:width="7.62cm" svg:height="2.155cm" svg:x="4.81cm" svg:y="24.245cm">
          <draw:text-box>
            <text:p>Divider (width: ¼ inch)</text:p>
          </draw:text-box>
        </draw:frame>
        <draw:line draw:style-name="gr5" draw:text-style-name="P1" draw:layer="layout" svg:x1="5.445cm" svg:y1="19.029cm" svg:x2="6.08cm" svg:y2="19.029cm">
          <text:p/>
        </draw:line>
        <draw:line draw:style-name="gr5" draw:text-style-name="P1" draw:layer="layout" svg:x1="4.81cm" svg:y1="19.029cm" svg:x2="4.175cm" svg:y2="19.029cm">
          <text:p/>
        </draw:line>
        <draw:frame draw:style-name="gr6" draw:layer="layout" svg:width="2.54cm" svg:height="0.885cm" svg:x="4.175cm" svg:y="19.029cm">
          <draw:text-box>
            <text:p><text:span text:style-name="T1"><text:s text:c="4"/></text:span><text:span text:style-name="T1">42mm</text:span></text:p>
          </draw:text-box>
        </draw:frame>
        <draw:line draw:style-name="gr5" draw:text-style-name="P1" draw:layer="layout" svg:x1="5.446cm" svg:y1="19.029cm" svg:x2="6.081cm" svg:y2="19.029cm">
          <text:p/>
        </draw:line>
        <draw:line draw:style-name="gr5" draw:text-style-name="P1" draw:layer="layout" svg:x1="4.811cm" svg:y1="19.029cm" svg:x2="4.176cm" svg:y2="19.029cm">
          <text:p/>
        </draw:line>
        <draw:line draw:style-name="gr5" draw:text-style-name="P1" draw:layer="layout" svg:x1="3.54cm" svg:y1="15.605cm" svg:x2="3.54cm" svg:y2="18.78cm">
          <text:p/>
        </draw:line>
        <draw:line draw:style-name="gr5" draw:text-style-name="P1" draw:layer="layout" svg:x1="3.54cm" svg:y1="14.335cm" svg:x2="3.54cm" svg:y2="11.16cm">
          <text:p/>
        </draw:line>
        <draw:frame draw:style-name="gr7" draw:layer="layout" svg:width="1.905cm" svg:height="1.52cm" svg:x="2.27cm" svg:y="14.72cm">
          <draw:text-box>
            <text:p><text:span text:style-name="T2">250mm</text:span></text:p>
          </draw:text-box>
        </draw:frame>
        <draw:line draw:style-name="gr2" draw:text-style-name="P1" draw:layer="layout" svg:x1="11.795cm" svg:y1="8.62cm" svg:x2="9.89cm" svg:y2="6.715cm">
          <text:p/>
        </draw:line>
        <draw:line draw:style-name="gr2" draw:text-style-name="P1" draw:layer="layout" svg:x1="9.89cm" svg:y1="6.715cm" svg:x2="11.795cm" svg:y2="4.81cm">
          <text:p/>
        </draw:line>
        <draw:line draw:style-name="gr2" draw:text-style-name="P1" draw:layer="layout" svg:x1="11.795cm" svg:y1="4.81cm" svg:x2="13.7cm" svg:y2="6.715cm">
          <text:p/>
        </draw:line>
        <draw:line draw:style-name="gr2" draw:text-style-name="P1" draw:layer="layout" svg:x1="13.7cm" svg:y1="6.715cm" svg:x2="11.795cm" svg:y2="8.62cm">
          <text:p/>
        </draw:line>
        <draw:rect draw:style-name="gr1" draw:text-style-name="P1" draw:layer="layout" svg:width="0.326cm" svg:height="0.166cm" svg:x="7.81cm" svg:y="8.454cm">
          <text:p/>
        </draw:rect>
        <draw:rect draw:style-name="gr1" draw:text-style-name="P1" draw:layer="layout" svg:width="0.326cm" svg:height="0.166cm" svg:x="9.734cm" svg:y="10.994cm">
          <text:p/>
        </draw:rect>
        <draw:rect draw:style-name="gr1" draw:text-style-name="P1" draw:layer="layout" svg:width="0.326cm" svg:height="0.166cm" svg:x="5.914cm" svg:y="10.994cm">
          <text:p/>
        </draw:rect>
        <draw:rect draw:style-name="gr1" draw:text-style-name="P1" draw:layer="layout" svg:width="0.326cm" svg:height="0.166cm" svg:x="13.526cm" svg:y="10.994cm">
          <text:p/>
        </draw:rect>
        <draw:rect draw:style-name="gr1" draw:text-style-name="P1" draw:layer="layout" svg:width="0.326cm" svg:height="0.166cm" svg:x="11.645cm" svg:y="4.644cm">
          <text:p/>
        </draw:rect>
        <draw:rect draw:style-name="gr1" draw:text-style-name="P1" draw:layer="layout" svg:width="0.326cm" svg:height="0.166cm" svg:x="15.45cm" svg:y="8.464cm">
          <text:p/>
        </draw:rect>
        <draw:line draw:style-name="gr5" draw:text-style-name="P1" draw:layer="layout" svg:x1="3.54cm" svg:y1="9.89cm" svg:x2="3.54cm" svg:y2="11.16cm">
          <text:p/>
        </draw:line>
        <draw:line draw:style-name="gr5" draw:text-style-name="P1" draw:layer="layout" svg:x1="3.54cm" svg:y1="9.89cm" svg:x2="3.54cm" svg:y2="8.62cm">
          <text:p/>
        </draw:line>
        <draw:frame draw:style-name="gr7" draw:layer="layout" svg:width="1.905cm" svg:height="1.52cm" svg:x="2.27cm" svg:y="9.64cm">
          <draw:text-box>
            <text:p><text:span text:style-name="T2">76mm</text:span></text:p>
          </draw:text-box>
        </draw:frame>
        <draw:frame draw:style-name="gr8" draw:layer="layout" svg:width="2.123cm" svg:height="0.963cm" svg:x="4.81cm" svg:y="23.225cm">
          <draw:text-box>
            <text:p>Motor</text:p>
          </draw:text-box>
        </draw:frame>
        <draw:line draw:style-name="gr2" draw:text-style-name="P1" draw:layer="layout" svg:x1="3.54cm" svg:y1="24.495cm" svg:x2="4.175cm" svg:y2="25.765cm">
          <text:p/>
        </draw:line>
        <draw:line draw:style-name="gr9" draw:text-style-name="P1" draw:layer="layout" svg:x1="3.54cm" svg:y1="4.81cm" svg:x2="17.51cm" svg:y2="4.81cm">
          <text:p/>
        </draw:line>
        <draw:line draw:style-name="gr5" draw:text-style-name="P1" draw:layer="layout" svg:x1="3.54cm" svg:y1="9.89cm" svg:x2="3.54cm" svg:y2="8.62cm">
          <text:p/>
        </draw:line>
        <draw:line draw:style-name="gr5" draw:text-style-name="P1" draw:layer="layout" svg:x1="3.54cm" svg:y1="7.35cm" svg:x2="3.54cm" svg:y2="8.62cm">
          <text:p/>
        </draw:line>
        <draw:frame draw:style-name="gr7" draw:layer="layout" svg:width="1.905cm" svg:height="1.52cm" svg:x="2.411cm" svg:y="6.465cm">
          <draw:text-box>
            <text:p><text:span text:style-name="T2">115mm</text:span></text:p>
          </draw:text-box>
        </draw:frame>
        <draw:line draw:style-name="gr5" draw:text-style-name="P1" draw:layer="layout" svg:x1="3.54cm" svg:y1="6.08cm" svg:x2="3.54cm" svg:y2="4.81cm">
          <text:p/>
        </draw:line>
        <draw:line draw:style-name="gr5" draw:text-style-name="P1" draw:layer="layout" svg:x1="3.541cm" svg:y1="9.89cm" svg:x2="3.541cm" svg:y2="11.16cm">
          <text:p/>
        </draw:line>
        <draw:line draw:style-name="gr5" draw:text-style-name="P1" draw:layer="layout" svg:x1="3.541cm" svg:y1="9.89cm" svg:x2="3.541cm" svg:y2="8.62cm">
          <text:p/>
        </draw:line>
        <draw:frame draw:style-name="gr7" draw:layer="layout" svg:width="1.905cm" svg:height="1.52cm" svg:x="2.271cm" svg:y="9.64cm">
          <draw:text-box>
            <text:p><text:span text:style-name="T2">76mm</text:span></text:p>
          </draw:text-box>
        </draw:frame>
        <draw:line draw:style-name="gr5" draw:text-style-name="P1" draw:layer="layout" svg:x1="3.541cm" svg:y1="9.89cm" svg:x2="3.541cm" svg:y2="8.62cm">
          <text:p/>
        </draw:line>
        <draw:line draw:style-name="gr5" draw:text-style-name="P1" draw:layer="layout" svg:x1="18.004cm" svg:y1="9.678cm" svg:x2="18.004cm" svg:y2="11.16cm">
          <text:p/>
        </draw:line>
        <draw:frame draw:style-name="gr10" draw:layer="layout" svg:width="2.54cm" svg:height="1.773cm" svg:x="17.51cm" svg:y="8.62cm">
          <draw:text-box>
            <text:p><text:span text:style-name="T2">133.5mm</text:span></text:p>
          </draw:text-box>
        </draw:frame>
        <draw:line draw:style-name="gr5" draw:text-style-name="P1" draw:layer="layout" svg:x1="18.004cm" svg:y1="8.197cm" svg:x2="18.004cm" svg:y2="6.715cm">
          <text:p/>
        </draw:line>
        <draw:line draw:style-name="gr11" draw:text-style-name="P1" draw:layer="layout" svg:x1="7.985cm" svg:y1="8.62cm" svg:x2="6.08cm" svg:y2="6.715cm">
          <text:p/>
        </draw:line>
        <draw:line draw:style-name="gr5" draw:text-style-name="P1" draw:layer="layout" svg:x1="3.541cm" svg:y1="3.54cm" svg:x2="3.541cm" svg:y2="4.81cm">
          <text:p/>
        </draw:line>
        <draw:frame draw:style-name="gr7" draw:layer="layout" svg:width="1.905cm" svg:height="1.52cm" svg:x="2.27cm" svg:y="3.29cm">
          <draw:text-box>
            <text:p><text:span text:style-name="T2">76mm</text:span></text:p>
          </draw:text-box>
        </draw:frame>
        <draw:line draw:style-name="gr5" draw:text-style-name="P1" draw:layer="layout" svg:x1="3.54cm" svg:y1="3.54cm" svg:x2="3.54cm" svg:y2="2.27cm">
          <text:p/>
        </draw:line>
        <draw:line draw:style-name="gr9" draw:text-style-name="P1" draw:layer="layout" svg:x1="3.54cm" svg:y1="2.27cm" svg:x2="17.51cm" svg:y2="2.27cm">
          <text:p/>
        </draw:line>
        <draw:line draw:style-name="gr9" draw:text-style-name="P1" draw:layer="layout" svg:x1="3.54cm" svg:y1="8.62cm" svg:x2="17.51cm" svg:y2="8.62cm">
          <text:p/>
        </draw:line>
        <draw:frame draw:style-name="gr8" draw:layer="layout" svg:width="9.654cm" svg:height="0.963cm" svg:x="11.031cm" svg:y="25.765cm">
          <draw:text-box>
            <text:p>(All measurements approximate)</text:p>
          </draw:text-box>
        </draw:frame>
        <draw:path draw:style-name="gr12" draw:text-style-name="P1" draw:layer="layout" svg:width="3.295cm" svg:height="2.284cm" draw:transform="skewX (0.107861347773229) rotate (0.643328362284988) translate (6.07999997141182cm 6.71499995181371cm)" svg:viewBox="0 0 3296 2285" svg:d="m0 0c2381 0 3296 2285 3296 2285">
          <text:p/>
        </draw:path>
        <draw:line draw:style-name="gr11" draw:text-style-name="P1" draw:layer="layout" svg:x1="7.985cm" svg:y1="8.62cm" svg:x2="9.89cm" svg:y2="6.715cm">
          <text:p/>
        </draw:line>
        <draw:rect draw:style-name="gr1" draw:text-style-name="P1" draw:layer="layout" svg:width="0.326cm" svg:height="0.166cm" svg:x="13.525cm" svg:y="10.994cm">
          <text:p/>
        </draw:rect>
        <draw:line draw:style-name="gr11" draw:text-style-name="P1" draw:layer="layout" svg:x1="13.7cm" svg:y1="11.16cm" svg:x2="11.795cm" svg:y2="9.255cm">
          <text:p/>
        </draw:line>
        <draw:path draw:style-name="gr12" draw:text-style-name="P1" draw:layer="layout" svg:width="3.295cm" svg:height="2.284cm" draw:transform="skewX (0.107861347773229) rotate (0.643328362284988) translate (11.7949999714118cm 9.25499995181371cm)" svg:viewBox="0 0 3296 2285" svg:d="m0 0c2381 0 3296 2285 3296 2285">
          <text:p/>
        </draw:path>
        <draw:line draw:style-name="gr11" draw:text-style-name="P1" draw:layer="layout" svg:x1="13.7cm" svg:y1="11.16cm" svg:x2="15.605cm" svg:y2="9.255cm">
          <text:p/>
        </draw:line>
        <draw:rect draw:style-name="gr1" draw:text-style-name="P1" draw:layer="layout" svg:width="0.326cm" svg:height="0.166cm" svg:x="9.715cm" svg:y="10.994cm">
          <text:p/>
        </draw:rect>
        <draw:line draw:style-name="gr11" draw:text-style-name="P1" draw:layer="layout" svg:x1="9.89cm" svg:y1="11.16cm" svg:x2="7.985cm" svg:y2="9.255cm">
          <text:p/>
        </draw:line>
        <draw:path draw:style-name="gr12" draw:text-style-name="P1" draw:layer="layout" svg:width="3.295cm" svg:height="2.284cm" draw:transform="skewX (0.107861347773229) rotate (0.643328362284988) translate (7.98499997141182cm 9.25499995181371cm)" svg:viewBox="0 0 3296 2285" svg:d="m0 0c2381 0 3296 2285 3296 2285">
          <text:p/>
        </draw:path>
        <draw:line draw:style-name="gr11" draw:text-style-name="P1" draw:layer="layout" svg:x1="9.89cm" svg:y1="11.16cm" svg:x2="11.795cm" svg:y2="9.255cm">
          <text:p/>
        </draw:line>
        <draw:rect draw:style-name="gr1" draw:text-style-name="P1" draw:layer="layout" svg:width="0.326cm" svg:height="0.166cm" svg:x="5.905cm" svg:y="10.994cm">
          <text:p/>
        </draw:rect>
        <draw:line draw:style-name="gr11" draw:text-style-name="P1" draw:layer="layout" svg:x1="6.08cm" svg:y1="11.16cm" svg:x2="4.175cm" svg:y2="9.255cm">
          <text:p/>
        </draw:line>
        <draw:path draw:style-name="gr12" draw:text-style-name="P1" draw:layer="layout" svg:width="3.295cm" svg:height="2.284cm" draw:transform="skewX (0.107861347773229) rotate (0.643328362284988) translate (4.17499997141182cm 9.25499995181371cm)" svg:viewBox="0 0 3296 2285" svg:d="m0 0c2381 0 3296 2285 3296 2285">
          <text:p/>
        </draw:path>
        <draw:line draw:style-name="gr11" draw:text-style-name="P1" draw:layer="layout" svg:x1="6.08cm" svg:y1="11.16cm" svg:x2="7.985cm" svg:y2="9.255cm">
          <text:p/>
        </draw:line>
        <draw:rect draw:style-name="gr1" draw:text-style-name="P1" draw:layer="layout" svg:width="0.326cm" svg:height="0.166cm" svg:x="11.62cm" svg:y="4.644cm">
          <text:p/>
        </draw:rect>
        <draw:line draw:style-name="gr11" draw:text-style-name="P1" draw:layer="layout" svg:x1="11.795cm" svg:y1="4.81cm" svg:x2="9.89cm" svg:y2="2.905cm">
          <text:p/>
        </draw:line>
        <draw:path draw:style-name="gr12" draw:text-style-name="P1" draw:layer="layout" svg:width="3.295cm" svg:height="2.284cm" draw:transform="skewX (0.107861347773229) rotate (0.643328362284988) translate (9.88999997141182cm 2.90499995181371cm)" svg:viewBox="0 0 3296 2285" svg:d="m0 0c2381 0 3296 2285 3296 2285">
          <text:p/>
        </draw:path>
        <draw:line draw:style-name="gr11" draw:text-style-name="P1" draw:layer="layout" svg:x1="11.795cm" svg:y1="4.81cm" svg:x2="13.7cm" svg:y2="2.905cm">
          <text:p/>
        </draw:line>
        <draw:rect draw:style-name="gr1" draw:text-style-name="P1" draw:layer="layout" svg:width="0.326cm" svg:height="0.166cm" svg:x="15.43cm" svg:y="8.454cm">
          <text:p/>
        </draw:rect>
        <draw:line draw:style-name="gr11" draw:text-style-name="P1" draw:layer="layout" svg:x1="15.605cm" svg:y1="8.62cm" svg:x2="13.7cm" svg:y2="6.715cm">
          <text:p/>
        </draw:line>
        <draw:path draw:style-name="gr12" draw:text-style-name="P1" draw:layer="layout" svg:width="3.295cm" svg:height="2.284cm" draw:transform="skewX (0.107861347773229) rotate (0.643328362284988) translate (13.6999999714118cm 6.71499995181371cm)" svg:viewBox="0 0 3296 2285" svg:d="m0 0c2381 0 3296 2285 3296 2285">
          <text:p/>
        </draw:path>
        <draw:line draw:style-name="gr11" draw:text-style-name="P1" draw:layer="layout" svg:x1="15.605cm" svg:y1="8.62cm" svg:x2="17.51cm" svg:y2="6.715cm">
          <text:p/>
        </draw:line>
        <draw:rect draw:style-name="gr1" draw:text-style-name="P1" draw:layer="layout" svg:width="0.326cm" svg:height="0.166cm" svg:x="3.54cm" svg:y="23.694cm">
          <text:p/>
        </draw:rect>
        <draw:line draw:style-name="gr11" draw:text-style-name="P1" draw:layer="layout" svg:x1="3.54cm" svg:y1="23.225cm" svg:x2="1.635cm" svg:y2="21.32cm">
          <text:p/>
        </draw:line>
        <draw:path draw:style-name="gr12" draw:text-style-name="P1" draw:layer="layout" svg:width="3.295cm" svg:height="2.284cm" draw:transform="skewX (0.107861347773229) rotate (0.643328362284988) translate (1.63499997141182cm 21.3199999518137cm)" svg:viewBox="0 0 3296 2285" svg:d="m0 0c2381 0 3296 2285 3296 2285">
          <text:p/>
        </draw:path>
        <draw:line draw:style-name="gr11" draw:text-style-name="P1" draw:layer="layout" svg:x1="3.54cm" svg:y1="23.225cm" svg:x2="5.445cm" svg:y2="21.32cm">
          <text:p/>
        </draw:line>
        <draw:frame draw:style-name="gr6" draw:layer="layout" svg:width="8.255cm" svg:height="0.963cm" svg:x="4.81cm" svg:y="21.955cm">
          <draw:text-box>
            <text:p>Arm &amp; range of motion</text:p>
          </draw:text-box>
        </draw:frame>
        <draw:measure draw:style-name="gr13" draw:text-style-name="P1" draw:layer="measurelines" svg:x1="17.51cm" svg:y1="19.05cm" svg:x2="4.175cm" svg:y2="19.05cm">
          <text:p text:style-name="P3">344.8m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19T22:41:49.53</meta:creation-date>
    <dc:date>2013-02-19T23:12:45.65</dc:date>
    <meta:editing-duration>PT15M24S</meta:editing-duration>
    <meta:editing-cycles>1</meta:editing-cycles>
    <meta:document-statistic meta:object-count="83"/>
    <meta:generator>OpenOffice.org/3.3$Win32 OpenOffice.org_project/330m20$Build-9567</meta:generator>
  </office:meta>
</office:document-meta>
</file>